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size="10pt" style:font-size-asian="10pt" style:font-size-complex="10pt"/>
    </style:style>
    <style:style style:name="P2" style:family="paragraph" style:parent-style-name="Preformatted_20_Text">
      <style:text-properties fo:font-size="10pt" officeooo:paragraph-rsid="000160fc" style:font-size-asian="10pt" style:font-size-complex="10pt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Preformatted_20_Text">
      <style:paragraph-properties fo:margin-top="0cm" fo:margin-bottom="0.499cm" style:contextual-spacing="false"/>
      <style:text-properties fo:font-size="10pt" officeooo:paragraph-rsid="000160fc" style:font-size-asian="10pt" style:font-size-complex="10pt"/>
    </style:style>
    <style:style style:name="T1" style:family="text">
      <style:text-properties officeooo:rsid="000160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1001011 11001011 10110010 11110000 11010110 00101101 11110010 00100110 </text:p>
      <text:p text:style-name="P1">11001110 11111011 10111110 01010011 11011110 01001001 00110010 00111011 </text:p>
      <text:p text:style-name="P1">11000010 10001001 10111100 00001111 10101000 00010111 11000101 01100110 </text:p>
      <text:p text:style-name="P1">00101001 01111100 00100110 11011100 00110011 11100110 00000011 10101001 </text:p>
      <text:p text:style-name="P1">01111111 01100100 11000111 10011101 01010001 10001000 01011110 01100111 </text:p>
      <text:p text:style-name="P1">01001101 10111100 11000010 11001111 00110011 10100001 10110011 10011100 </text:p>
      <text:p text:style-name="P1">00001010 00111011 01111110 01100010 01110001 00111110 10111110 10001110 </text:p>
      <text:p text:style-name="P1">01100111 00010111 10100000 01111110 10110010 10001010 10100011 00000000 </text:p>
      <text:p text:style-name="P1">00011010 01000110 01011001 01010000 01000111 00100110 00010011 10010110 </text:p>
      <text:p text:style-name="P1">01001101 11110111 01101100 00010101 11100001 01100101 10011011 11110110 </text:p>
      <text:p text:style-name="P1">11111100 10010000 10110001 10100000 01001110 11010111 01000001 01011011 </text:p>
      <text:p text:style-name="P1">10111101 11101100 10010011 00011101 10001000 11101110 11110010 00000010 </text:p>
      <text:p text:style-name="P1">11011001 10110010 11111100 11110111 00000001 11001111 11001111 10111101 </text:p>
      <text:p text:style-name="P1">10000110 11001001 01111111 00101010 01010011 10010101 01100000 10011000 </text:p>
      <text:p text:style-name="P1">11000001 01010010 00100001 01001010 01010011 01010010 00110101 00011101 </text:p>
      <text:p text:style-name="P1">00001111 11111111 11000100 10101110 00111101 11001000 11000000 01111100 </text:p>
      <text:p text:style-name="P1">01111100 11111011 01110000 01011111 11011010 11101001 00110011 01101010 </text:p>
      <text:p text:style-name="P1">00001111 01000100 00010101 10001010 10001101 01000111 10110011 00111001 </text:p>
      <text:p text:style-name="P1">01001111 11111010 00100011 10100100 10110000 01000000 11100100 10101001 </text:p>
      <text:p text:style-name="P1">00011110 10111011 10001100 01111110 00110000 01010110 10011011 01111100 </text:p>
      <text:p text:style-name="P1">01001010 11001111 10011010 11001010 00010101 00110110 01010100 10010010 </text:p>
      <text:p text:style-name="P1">11001011 00100001 11001001 00000110 11001011 00011000 00111101 01000010 </text:p>
      <text:p text:style-name="P1">00011010 00100011 00111010 10101001 10101101 10110010 00001001 00100010 </text:p>
      <text:p text:style-name="P1">00011000 10101000 00110110 01100111 10011111 10001011 01110110 00010000 </text:p>
      <text:p text:style-name="P1">10001000 11001110 11000110 01100000 11101000 11111001 10001101 11111000 </text:p>
      <text:p text:style-name="P1">11100101 01100010 11110100 11010111 00100110 11001111 00011111 10110110 </text:p>
      <text:p text:style-name="P1">00001100 10011110 11100010 10100010 01000101 10001000 10111010 11000101 </text:p>
      <text:p text:style-name="P1">10010110 01110100 10100001 01100110 00110111 01110110 01000111 10001011 </text:p>
      <text:p text:style-name="P1">01111010 11001001 11110011 01110011 01111010 01011110 10010010 11110000 </text:p>
      <text:p text:style-name="P1">11000000 01011110 01010000 10001001 10111111 11000000 00101011 00111010 </text:p>
      <text:p text:style-name="P1">10110101 11001000 01111100 01110111 00100001 11001011 01011110 11101110 </text:p>
      <text:p text:style-name="P1">11110010 10011101 11001001 00010000 01111011 00011101 01011011 01110000 </text:p>
      <text:p text:style-name="P1">01010101 01101100 10101100 01101010 11000001 11111100 11011101 11000101 </text:p>
      <text:p text:style-name="P1">00101000 10011010 01010011 10010011 00001010 01011001 00011010 10100010 </text:p>
      <text:p text:style-name="P1">10011111 00001011 00110000 01000111 01001101 11000110 01001000 10101101 </text:p>
      <text:p text:style-name="P1">10110100 00000000 00110101 00110101 00011110 01110110 00101011 11010000 </text:p>
      <text:p text:style-name="P1">11111001 01111010 01100110 01101110 01101100 11011100 01011100 11001011 </text:p>
      <text:p text:style-name="P1">01000001 10110010 00101111 11010110 00100110 00101101 10011000 10011101 </text:p>
      <text:p text:style-name="P1">11110111 00101111 00100011 00000010 00000010 01000110 00100010 01101110 </text:p>
      <text:p text:style-name="P1">10001001 01101000 10000001 10011111 10100100 01000010 00000010 00011101 </text:p>
      <text:p text:style-name="P1">00110100 01110011 00111011 00001000 10000011 11000000 00101010 01010001 </text:p>
      <text:p text:style-name="P1">01010000 01110010 10101110 01010110 01001011 11011100 11011101 10000110 </text:p>
      <text:p text:style-name="P1">10100011 01101100 11000100 11100010 01000010 11001010 10100000 01111001 </text:p>
      <text:p text:style-name="P1">01101100 10101010 11001100 10110101 00110000 01011111 10111101 00000100 </text:p>
      <text:p text:style-name="P1">10110010 01000000 00011111 11010001 00101000 10001100 01111010 01101100 </text:p>
      <text:p text:style-name="P1">00010010 11110000 00111001 11011010 00100010 01000000 10000011 10100111 </text:p>
      <text:p text:style-name="P1">01110000 00000101 00001001 00111101 10001001 01111011 10001000 00101110 </text:p>
      <text:p text:style-name="P1">11011001 10010110 11111111 01010000 10110001 01100101 11111000 11000101 </text:p>
      <text:p text:style-name="P1">01111010 11000111 01011111 10100100 10001110 00110111 11101001 01001110 </text:p>
      <text:p text:style-name="P1">11010101 01011111 10010100 00110010 00110000 10111001 10001111 11011011 </text:p>
      <text:p text:style-name="P1">10010100 11111001 11010101 11011101 10000101 10000011 01011100 11111100 </text:p>
      <text:p text:style-name="P1">11000100 10001111 00111111 11101110 11010001 10011110 00011111 10010011 </text:p>
      <text:p text:style-name="P1">10101000 11010010 10111010 11100011 01111110 11010010 10011100 10111101 </text:p>
      <text:p text:style-name="P1">01111110 00100010 11100101 10010110 01110100 00001101 00000111 11011110 </text:p>
      <text:p text:style-name="P1">00000101 10111001 00111011 00011101 00000110 01110110 01100100 00011001 </text:p>
      <text:p text:style-name="P1">01110101 11110101 01001011 10000000 10010100 00100100 01001110 01100000 </text:p>
      <text:p text:style-name="P1">01110100 01011110 01100001 00010111 01100010 01010110 00011001 11111110 </text:p>
      <text:p text:style-name="P1">00100111 10001011 01010110 10001010 11110001 01110011 11100100 01110110 </text:p>
      <text:p text:style-name="P1">00110001 10110011 01011101 01011110 10010100 01001111 01001010 11011010 </text:p>
      <text:p text:style-name="P1">11011011 10010001 01101111 10101011 11001000 11111001 10010000 01100011 </text:p>
      <text:p text:style-name="P1">00110000 00001101 10110000 00101001 01110101 01010100 10101101 01101101 </text:p>
      <text:p text:style-name="P1">10101001 01001001 10000010 10100100 11100011 11111100 10100001 00101000 </text:p>
      <text:p text:style-name="P4">10001010 11101110 01110001 01110000 10001010 11101110 01110001 0111000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27T20:39:37.653643410</meta:creation-date>
    <dc:date>2021-07-27T20:44:37.247148324</dc:date>
    <meta:editing-duration>PT5M</meta:editing-duration>
    <meta:editing-cycles>1</meta:editing-cycles>
    <meta:document-statistic meta:table-count="0" meta:image-count="0" meta:object-count="0" meta:page-count="1" meta:paragraph-count="63" meta:word-count="504" meta:character-count="4535" meta:non-whitespace-character-count="4032"/>
    <meta:generator>LibreOffice/7.1.2.2$MacOSX_X86_64 LibreOffice_project/8a45595d069ef5570103caea1b71cc9d82b2aae4</meta:generator>
  </office:meta>
</office:document-meta>
</file>